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Utils.getMessage( Throwable 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Utils.getStackTrac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Utils.setCause( Throwable target , Throwable cau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ceptionUtils.isThrowable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indexOf( Throwable throwable , Class type , int fromIndex , boolean sub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ceptionUtils.printRootCauseStackTrace( Throwable throwable , Print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eptionUtils.getCauseUsingFieldName( Throwable throwable , String fiel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eptionUtils.getFullStackTrace( Throwable throw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eptionUtils.getRootCause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Utils.Excep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indexOfType( Throwable throwable , Class type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addCauseMethodName(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Utils.getCaus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Utils.indexOfThrowable( Throwable throwabl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removeCauseMethodName(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Utils.getStackFrameList( Throwable 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eptionUtils.getStackFrames( String stackTr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Utils.printRootCauseStackTrac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indexOfType( Throwable throwable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isCause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Utils.removeCommonFrames( List causeFrames , List wrapperFr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eptionUtils.getRootCauseMessage( Throwable 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Utils.indexOfThrowable( Throwable throwable , Class clazz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printRootCauseStackTrace( Throwable throwable , Print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ceptionUtils.getCauseUsingWellKnownTypes( Throwable throw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ceptionUtils.getStackFrames(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Utils.getCauseUsingMethodName( Throwable throwable , String method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ceptionUtils.toArray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getCause( Throwable throwable , String [ ] method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ceptionUtils.getThrowableList( Throwable throw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Utils.getCauseMethodNam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Utils.getThrowableCount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Utils.isNestedThrowable( Throwable throwab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xceptionUtils.getThrowables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Utils.getRootCauseStackTrace( Throwable throw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